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71cm" svg:height="13.82cm" svg:x="23.353cm" svg:y="4.056cm">
            <draw:object draw:notify-on-update-of-ranges="Sheet1.D2:Sheet1.D2 Sheet1.D3:Sheet1.D28 Sheet1.E2:Sheet1.E2 Sheet1.E3:Sheet1.E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~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e0_v</text:p>
          </table:table-cell>
          <table:table-cell table:style-name="Default" office:value-type="string" calcext:value-type="string">
            <text:p>e0_t~</text:p>
          </table:table-cell>
          <table:table-cell table:style-name="Default" office:value-type="string" calcext:value-type="string">
            <text:p>e0_r</text:p>
          </table:table-cell>
          <table:table-cell office:value-type="string" calcext:value-type="string">
            <text:p>e1_v</text:p>
          </table:table-cell>
          <table:table-cell office:value-type="string" calcext:value-type="string">
            <text:p>e1_t~</text:p>
          </table:table-cell>
          <table:table-cell office:value-type="string" calcext:value-type="string">
            <text:p>e_r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.0</text:p>
          </table:table-cell>
          <table:table-cell table:formula="of:=(3/2)^(2/3)*ABS([.C3])^(2/3)" office:value-type="float" office:value="0" calcext:value-type="float">
            <text:p>0.0000</text:p>
          </table:table-cell>
          <table:table-cell table:formula="of:=-(2/3)*[.D3]^(3/2)-2*SQRT([.D3])+2*LN(1+SQRT([.D3]))" office:value-type="float" office:value="0" calcext:value-type="float">
            <text:p>0.00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table:formula="of:=(3/2)^(2/3)*ABS([.C4])^(2/3)" office:value-type="float" office:value="0.282310808664309" calcext:value-type="float">
            <text:p>0.2823</text:p>
          </table:table-cell>
          <table:table-cell table:formula="of:=-(2/3)*[.D4]^(3/2)-2*SQRT([.D4])+2*LN(1+SQRT([.D4]))" office:value-type="float" office:value="-0.310386225857086" calcext:value-type="float">
            <text:p>-0.3104</text:p>
          </table:table-cell>
          <table:table-cell table:formula="of:=1-1/[.D4]" office:value-type="float" office:value="-2.5421952306087" calcext:value-type="float">
            <text:p>-2.5422</text:p>
          </table:table-cell>
          <table:table-cell table:formula="of:=1/(SQRT(2)*([.F4]^2+1)^0.25)" office:value-type="float" office:value="0.427819113044051" calcext:value-type="float">
            <text:p>0.4278</text:p>
          </table:table-cell>
          <table:table-cell table:formula="of:=[.G4]-[.I4]" office:value-type="float" office:value="2.68413705983565" calcext:value-type="float">
            <text:p>2.68414</text:p>
          </table:table-cell>
          <table:table-cell table:formula="of:=-[.G4]*(SQRT([.F4]^2+1)-[.F4])" office:value-type="float" office:value="-2.25631794679159" calcext:value-type="float">
            <text:p>-2.25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table:formula="of:=(3/2)^(2/3)*ABS([.C5])^(2/3)" office:value-type="float" office:value="0.448140474655717" calcext:value-type="float">
            <text:p>0.4481</text:p>
          </table:table-cell>
          <table:table-cell table:formula="of:=-(2/3)*[.D5]^(3/2)-2*SQRT([.D5])+2*LN(1+SQRT([.D5]))" office:value-type="float" office:value="-0.513897864325897" calcext:value-type="float">
            <text:p>-0.5139</text:p>
          </table:table-cell>
          <table:table-cell table:formula="of:=1-1/[.D5]" office:value-type="float" office:value="-1.23144316694057" calcext:value-type="float">
            <text:p>-1.2314</text:p>
          </table:table-cell>
          <table:table-cell table:formula="of:=1/(SQRT(2)*([.F5]^2+1)^0.25)" office:value-type="float" office:value="0.561419932511257" calcext:value-type="float">
            <text:p>0.5614</text:p>
          </table:table-cell>
          <table:table-cell table:formula="of:=[.G5]-[.I5]" office:value-type="float" office:value="2.1433756179052" calcext:value-type="float">
            <text:p>2.14338</text:p>
          </table:table-cell>
          <table:table-cell table:formula="of:=-[.G5]*(SQRT([.F5]^2+1)-[.F5])" office:value-type="float" office:value="-1.58195568539394" calcext:value-type="float">
            <text:p>-1.581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table:formula="of:=(3/2)^(2/3)*ABS([.C6])^(2/3)" office:value-type="float" office:value="0.58723014617533" calcext:value-type="float">
            <text:p>0.5872</text:p>
          </table:table-cell>
          <table:table-cell table:formula="of:=-(2/3)*[.D6]^(3/2)-2*SQRT([.D6])+2*LN(1+SQRT([.D6]))" office:value-type="float" office:value="-0.694834258059035" calcext:value-type="float">
            <text:p>-0.6948</text:p>
          </table:table-cell>
          <table:table-cell table:formula="of:=1-1/[.D6]" office:value-type="float" office:value="-0.702909849763451" calcext:value-type="float">
            <text:p>-0.7029</text:p>
          </table:table-cell>
          <table:table-cell table:formula="of:=1/(SQRT(2)*([.F6]^2+1)^0.25)" office:value-type="float" office:value="0.639574846243815" calcext:value-type="float">
            <text:p>0.6396</text:p>
          </table:table-cell>
          <table:table-cell table:formula="of:=[.G6]-[.I6]" office:value-type="float" office:value="1.87090763684167" calcext:value-type="float">
            <text:p>1.87091</text:p>
          </table:table-cell>
          <table:table-cell table:formula="of:=-[.G6]*(SQRT([.F6]^2+1)-[.F6])" office:value-type="float" office:value="-1.23133279059785" calcext:value-type="float">
            <text:p>-1.23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table:formula="of:=(3/2)^(2/3)*ABS([.C7])^(2/3)" office:value-type="float" office:value="0.711378660898013" calcext:value-type="float">
            <text:p>0.7114</text:p>
          </table:table-cell>
          <table:table-cell table:formula="of:=-(2/3)*[.D7]^(3/2)-2*SQRT([.D7])+2*LN(1+SQRT([.D7]))" office:value-type="float" office:value="-0.863606505487339" calcext:value-type="float">
            <text:p>-0.8636</text:p>
          </table:table-cell>
          <table:table-cell table:formula="of:=1-1/[.D7]" office:value-type="float" office:value="-0.405721108836249" calcext:value-type="float">
            <text:p>-0.4057</text:p>
          </table:table-cell>
          <table:table-cell table:formula="of:=1/(SQRT(2)*([.F7]^2+1)^0.25)" office:value-type="float" office:value="0.68067517087263" calcext:value-type="float">
            <text:p>0.6807</text:p>
          </table:table-cell>
          <table:table-cell table:formula="of:=[.G7]-[.I7]" office:value-type="float" office:value="1.69140422546163" calcext:value-type="float">
            <text:p>1.69140</text:p>
          </table:table-cell>
          <table:table-cell table:formula="of:=-[.G7]*(SQRT([.F7]^2+1)-[.F7])" office:value-type="float" office:value="-1.010729054589" calcext:value-type="float">
            <text:p>-1.010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formula="of:=(3/2)^(2/3)*ABS([.C8])^(2/3)" office:value-type="float" office:value="0.825481812223657" calcext:value-type="float">
            <text:p>0.8255</text:p>
          </table:table-cell>
          <table:table-cell table:formula="of:=-(2/3)*[.D8]^(3/2)-2*SQRT([.D8])+2*LN(1+SQRT([.D8]))" office:value-type="float" office:value="-1.02442222019205" calcext:value-type="float">
            <text:p>-1.0244</text:p>
          </table:table-cell>
          <table:table-cell table:formula="of:=1-1/[.D8]" office:value-type="float" office:value="-0.21141372855476" calcext:value-type="float">
            <text:p>-0.2114</text:p>
          </table:table-cell>
          <table:table-cell table:formula="of:=1/(SQRT(2)*([.F8]^2+1)^0.25)" office:value-type="float" office:value="0.699419189630442" calcext:value-type="float">
            <text:p>0.6994</text:p>
          </table:table-cell>
          <table:table-cell table:formula="of:=[.G8]-[.I8]" office:value-type="float" office:value="1.56216487841971" calcext:value-type="float">
            <text:p>1.56216</text:p>
          </table:table-cell>
          <table:table-cell table:formula="of:=-[.G8]*(SQRT([.F8]^2+1)-[.F8])" office:value-type="float" office:value="-0.86274568878927" calcext:value-type="float">
            <text:p>-0.862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6" calcext:value-type="float">
            <text:p>-0.6</text:p>
          </table:table-cell>
          <table:table-cell table:style-name="ce5" table:formula="of:=(3/2)^(2/3)*ABS([.C9])^(2/3)" office:value-type="float" office:value="0.932169751786158" calcext:value-type="float">
            <text:p>0.9322</text:p>
          </table:table-cell>
          <table:table-cell table:style-name="ce5" table:formula="of:=-(2/3)*[.D9]^(3/2)-2*SQRT([.D9])+2*LN(1+SQRT([.D9]))" office:value-type="float" office:value="-1.17949623920498" calcext:value-type="float">
            <text:p>-1.1795</text:p>
          </table:table-cell>
          <table:table-cell table:formula="of:=1-1/[.D9]" office:value-type="float" office:value="-0.0727659828951441" calcext:value-type="float">
            <text:p>-0.0728</text:p>
          </table:table-cell>
          <table:table-cell table:formula="of:=1/(SQRT(2)*([.F9]^2+1)^0.25)" office:value-type="float" office:value="0.706173853640744" calcext:value-type="float">
            <text:p>0.7062</text:p>
          </table:table-cell>
          <table:table-cell table:formula="of:=[.G9]-[.I9]" office:value-type="float" office:value="1.46560022942037" calcext:value-type="float">
            <text:p>1.46560</text:p>
          </table:table-cell>
          <table:table-cell table:formula="of:=-[.G9]*(SQRT([.F9]^2+1)-[.F9])" office:value-type="float" office:value="-0.759426375779627" calcext:value-type="float">
            <text:p>-0.759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table:formula="of:=(3/2)^(2/3)*ABS([.C10])^(2/3)" office:value-type="float" office:value="1.03306155414651" calcext:value-type="float">
            <text:p>1.0331</text:p>
          </table:table-cell>
          <table:table-cell table:formula="of:=-(2/3)*[.D10]^(3/2)-2*SQRT([.D10])+2*LN(1+SQRT([.D10]))" office:value-type="float" office:value="-1.3301688407343" calcext:value-type="float">
            <text:p>-1.3302</text:p>
          </table:table-cell>
          <table:table-cell table:formula="of:=1-1/[.D10]" office:value-type="float" office:value="0.0320034697001397" calcext:value-type="float">
            <text:p>0.0320</text:p>
          </table:table-cell>
          <table:table-cell table:formula="of:=1/(SQRT(2)*([.F10]^2+1)^0.25)" office:value-type="float" office:value="0.706925838406931" calcext:value-type="float">
            <text:p>0.7069</text:p>
          </table:table-cell>
          <table:table-cell table:formula="of:=[.G10]-[.I10]" office:value-type="float" office:value="1.39158952903701" calcext:value-type="float">
            <text:p>1.39159</text:p>
          </table:table-cell>
          <table:table-cell table:formula="of:=-[.G10]*(SQRT([.F10]^2+1)-[.F10])" office:value-type="float" office:value="-0.684663690630075" calcext:value-type="float">
            <text:p>-0.68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table:formula="of:=(3/2)^(2/3)*ABS([.C11])^(2/3)" office:value-type="float" office:value="1.12924323465723" calcext:value-type="float">
            <text:p>1.1292</text:p>
          </table:table-cell>
          <table:table-cell table:formula="of:=-(2/3)*[.D11]^(3/2)-2*SQRT([.D11])+2*LN(1+SQRT([.D11]))" office:value-type="float" office:value="-1.4773257017665" calcext:value-type="float">
            <text:p>-1.4773</text:p>
          </table:table-cell>
          <table:table-cell table:formula="of:=1-1/[.D11]" office:value-type="float" office:value="0.114451192347824" calcext:value-type="float">
            <text:p>0.1145</text:p>
          </table:table-cell>
          <table:table-cell table:formula="of:=1/(SQRT(2)*([.F11]^2+1)^0.25)" office:value-type="float" office:value="0.704809943363627" calcext:value-type="float">
            <text:p>0.7048</text:p>
          </table:table-cell>
          <table:table-cell table:formula="of:=[.G11]-[.I11]" office:value-type="float" office:value="1.33355470892198" calcext:value-type="float">
            <text:p>1.33355</text:p>
          </table:table-cell>
          <table:table-cell table:formula="of:=-[.G11]*(SQRT([.F11]^2+1)-[.F11])" office:value-type="float" office:value="-0.628744765558357" calcext:value-type="float">
            <text:p>-0.62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table:formula="of:=(3/2)^(2/3)*ABS([.C12])^(2/3)" office:value-type="float" office:value="1.22148792746771" calcext:value-type="float">
            <text:p>1.2215</text:p>
          </table:table-cell>
          <table:table-cell table:formula="of:=-(2/3)*[.D12]^(3/2)-2*SQRT([.D12])+2*LN(1+SQRT([.D12]))" office:value-type="float" office:value="-1.62158897282758" calcext:value-type="float">
            <text:p>-1.6216</text:p>
          </table:table-cell>
          <table:table-cell table:formula="of:=1-1/[.D12]" office:value-type="float" office:value="0.18132633363547" calcext:value-type="float">
            <text:p>0.1813</text:p>
          </table:table-cell>
          <table:table-cell table:formula="of:=1/(SQRT(2)*([.F12]^2+1)^0.25)" office:value-type="float" office:value="0.701411068813059" calcext:value-type="float">
            <text:p>0.7014</text:p>
          </table:table-cell>
          <table:table-cell table:formula="of:=[.G12]-[.I12]" office:value-type="float" office:value="1.28707551614495" calcext:value-type="float">
            <text:p>1.28708</text:p>
          </table:table-cell>
          <table:table-cell table:formula="of:=-[.G12]*(SQRT([.F12]^2+1)-[.F12])" office:value-type="float" office:value="-0.58566444733189" calcext:value-type="float">
            <text:p>-0.585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.0</text:p>
          </table:table-cell>
          <table:table-cell table:formula="of:=(3/2)^(2/3)*ABS([.C13])^(2/3)" office:value-type="float" office:value="1.31037069710445" calcext:value-type="float">
            <text:p>1.3104</text:p>
          </table:table-cell>
          <table:table-cell table:formula="of:=-(2/3)*[.D13]^(3/2)-2*SQRT([.D13])+2*LN(1+SQRT([.D13]))" office:value-type="float" office:value="-1.76341583860563" calcext:value-type="float">
            <text:p>-1.7634</text:p>
          </table:table-cell>
          <table:table-cell table:formula="of:=1-1/[.D13]" office:value-type="float" office:value="0.236857171631112" calcext:value-type="float">
            <text:p>0.2369</text:p>
          </table:table-cell>
          <table:table-cell table:formula="of:=1/(SQRT(2)*([.F13]^2+1)^0.25)" office:value-type="float" office:value="0.697523117731827" calcext:value-type="float">
            <text:p>0.6975</text:p>
          </table:table-cell>
          <table:table-cell table:formula="of:=[.G13]-[.I13]" office:value-type="float" office:value="1.24913188491635" calcext:value-type="float">
            <text:p>1.24913</text:p>
          </table:table-cell>
          <table:table-cell table:formula="of:=-[.G13]*(SQRT([.F13]^2+1)-[.F13])" office:value-type="float" office:value="-0.551608767184519" calcext:value-type="float">
            <text:p>-0.551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1" calcext:value-type="float">
            <text:p>-1.1</text:p>
          </table:table-cell>
          <table:table-cell table:formula="of:=(3/2)^(2/3)*ABS([.C14])^(2/3)" office:value-type="float" office:value="1.39633394582792" calcext:value-type="float">
            <text:p>1.3963</text:p>
          </table:table-cell>
          <table:table-cell table:formula="of:=-(2/3)*[.D14]^(3/2)-2*SQRT([.D14])+2*LN(1+SQRT([.D14]))" office:value-type="float" office:value="-1.90315411945523" calcext:value-type="float">
            <text:p>-1.9032</text:p>
          </table:table-cell>
          <table:table-cell table:formula="of:=1-1/[.D14]" office:value-type="float" office:value="0.283838939110605" calcext:value-type="float">
            <text:p>0.2838</text:p>
          </table:table-cell>
          <table:table-cell table:formula="of:=1/(SQRT(2)*([.F14]^2+1)^0.25)" office:value-type="float" office:value="0.69354129324174" calcext:value-type="float">
            <text:p>0.6935</text:p>
          </table:table-cell>
          <table:table-cell table:formula="of:=[.G14]-[.I14]" office:value-type="float" office:value="1.21762487489828" calcext:value-type="float">
            <text:p>1.21762</text:p>
          </table:table-cell>
          <table:table-cell table:formula="of:=-[.G14]*(SQRT([.F14]^2+1)-[.F14])" office:value-type="float" office:value="-0.524083581656539" calcext:value-type="float">
            <text:p>-0.52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2" calcext:value-type="float">
            <text:p>-1.2</text:p>
          </table:table-cell>
          <table:table-cell table:formula="of:=(3/2)^(2/3)*ABS([.C15])^(2/3)" office:value-type="float" office:value="1.47972724459828" calcext:value-type="float">
            <text:p>1.4797</text:p>
          </table:table-cell>
          <table:table-cell table:formula="of:=-(2/3)*[.D15]^(3/2)-2*SQRT([.D15])+2*LN(1+SQRT([.D15]))" office:value-type="float" office:value="-2.04107582782491" calcext:value-type="float">
            <text:p>-2.0411</text:p>
          </table:table-cell>
          <table:table-cell table:formula="of:=1-1/[.D15]" office:value-type="float" office:value="0.324199778269622" calcext:value-type="float">
            <text:p>0.3242</text:p>
          </table:table-cell>
          <table:table-cell table:formula="of:=1/(SQRT(2)*([.F15]^2+1)^0.25)" office:value-type="float" office:value="0.689658459058872" calcext:value-type="float">
            <text:p>0.6897</text:p>
          </table:table-cell>
          <table:table-cell table:formula="of:=[.G15]-[.I15]" office:value-type="float" office:value="1.19106788448104" calcext:value-type="float">
            <text:p>1.19107</text:p>
          </table:table-cell>
          <table:table-cell table:formula="of:=-[.G15]*(SQRT([.F15]^2+1)-[.F15])" office:value-type="float" office:value="-0.501409425422171" calcext:value-type="float">
            <text:p>-0.50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3" calcext:value-type="float">
            <text:p>-1.3</text:p>
          </table:table-cell>
          <table:table-cell table:formula="of:=(3/2)^(2/3)*ABS([.C16])^(2/3)" office:value-type="float" office:value="1.56083288857254" calcext:value-type="float">
            <text:p>1.5608</text:p>
          </table:table-cell>
          <table:table-cell table:formula="of:=-(2/3)*[.D16]^(3/2)-2*SQRT([.D16])+2*LN(1+SQRT([.D16]))" office:value-type="float" office:value="-2.17739851931595" calcext:value-type="float">
            <text:p>-2.1774</text:p>
          </table:table-cell>
          <table:table-cell table:formula="of:=1-1/[.D16]" office:value-type="float" office:value="0.359316421814671" calcext:value-type="float">
            <text:p>0.3593</text:p>
          </table:table-cell>
          <table:table-cell table:formula="of:=1/(SQRT(2)*([.F16]^2+1)^0.25)" office:value-type="float" office:value="0.685963650804693" calcext:value-type="float">
            <text:p>0.6860</text:p>
          </table:table-cell>
          <table:table-cell table:formula="of:=[.G16]-[.I16]" office:value-type="float" office:value="1.16838724249283" calcext:value-type="float">
            <text:p>1.16839</text:p>
          </table:table-cell>
          <table:table-cell table:formula="of:=-[.G16]*(SQRT([.F16]^2+1)-[.F16])" office:value-type="float" office:value="-0.482423591688132" calcext:value-type="float">
            <text:p>-0.48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4" calcext:value-type="float">
            <text:p>-1.4</text:p>
          </table:table-cell>
          <table:table-cell table:formula="of:=(3/2)^(2/3)*ABS([.C17])^(2/3)" office:value-type="float" office:value="1.63988299780007" calcext:value-type="float">
            <text:p>1.6399</text:p>
          </table:table-cell>
          <table:table-cell table:formula="of:=-(2/3)*[.D17]^(3/2)-2*SQRT([.D17])+2*LN(1+SQRT([.D17]))" office:value-type="float" office:value="-2.31229946909467" calcext:value-type="float">
            <text:p>-2.3123</text:p>
          </table:table-cell>
          <table:table-cell table:formula="of:=1-1/[.D17]" office:value-type="float" office:value="0.390200397625003" calcext:value-type="float">
            <text:p>0.3902</text:p>
          </table:table-cell>
          <table:table-cell table:formula="of:=1/(SQRT(2)*([.F17]^2+1)^0.25)" office:value-type="float" office:value="0.682492250725013" calcext:value-type="float">
            <text:p>0.6825</text:p>
          </table:table-cell>
          <table:table-cell table:formula="of:=[.G17]-[.I17]" office:value-type="float" office:value="1.14879255394249" calcext:value-type="float">
            <text:p>1.14879</text:p>
          </table:table-cell>
          <table:table-cell table:formula="of:=-[.G17]*(SQRT([.F17]^2+1)-[.F17])" office:value-type="float" office:value="-0.466300303217481" calcext:value-type="float">
            <text:p>-0.466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5" calcext:value-type="float">
            <text:p>-1.5</text:p>
          </table:table-cell>
          <table:table-cell table:formula="of:=(3/2)^(2/3)*ABS([.C18])^(2/3)" office:value-type="float" office:value="1.71707136383" calcext:value-type="float">
            <text:p>1.7171</text:p>
          </table:table-cell>
          <table:table-cell table:formula="of:=-(2/3)*[.D18]^(3/2)-2*SQRT([.D18])+2*LN(1+SQRT([.D18]))" office:value-type="float" office:value="-2.44592542101696" calcext:value-type="float">
            <text:p>-2.4459</text:p>
          </table:table-cell>
          <table:table-cell table:formula="of:=1-1/[.D18]" office:value-type="float" office:value="0.417613023509134" calcext:value-type="float">
            <text:p>0.4176</text:p>
          </table:table-cell>
          <table:table-cell table:formula="of:=1/(SQRT(2)*([.F18]^2+1)^0.25)" office:value-type="float" office:value="0.679252010575478" calcext:value-type="float">
            <text:p>0.6793</text:p>
          </table:table-cell>
          <table:table-cell table:formula="of:=[.G18]-[.I18]" office:value-type="float" office:value="1.13169134511588" calcext:value-type="float">
            <text:p>1.13169</text:p>
          </table:table-cell>
          <table:table-cell table:formula="of:=-[.G18]*(SQRT([.F18]^2+1)-[.F18])" office:value-type="float" office:value="-0.452439334540402" calcext:value-type="float">
            <text:p>-0.452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6" calcext:value-type="float">
            <text:p>-1.6</text:p>
          </table:table-cell>
          <table:table-cell table:formula="of:=(3/2)^(2/3)*ABS([.C19])^(2/3)" office:value-type="float" office:value="1.79256189862287" calcext:value-type="float">
            <text:p>1.7926</text:p>
          </table:table-cell>
          <table:table-cell table:formula="of:=-(2/3)*[.D19]^(3/2)-2*SQRT([.D19])+2*LN(1+SQRT([.D19]))" office:value-type="float" office:value="-2.57839949265766" calcext:value-type="float">
            <text:p>-2.5784</text:p>
          </table:table-cell>
          <table:table-cell table:formula="of:=1-1/[.D19]" office:value-type="float" office:value="0.442139208264859" calcext:value-type="float">
            <text:p>0.4421</text:p>
          </table:table-cell>
          <table:table-cell table:formula="of:=1/(SQRT(2)*([.F19]^2+1)^0.25)" office:value-type="float" office:value="0.676236768272399" calcext:value-type="float">
            <text:p>0.6762</text:p>
          </table:table-cell>
          <table:table-cell table:formula="of:=[.G19]-[.I19]" office:value-type="float" office:value="1.11663198021194" calcext:value-type="float">
            <text:p>1.11663</text:p>
          </table:table-cell>
          <table:table-cell table:formula="of:=-[.G19]*(SQRT([.F19]^2+1)-[.F19])" office:value-type="float" office:value="-0.44039521193954" calcext:value-type="float">
            <text:p>-0.440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7" calcext:value-type="float">
            <text:p>-1.7</text:p>
          </table:table-cell>
          <table:table-cell table:formula="of:=(3/2)^(2/3)*ABS([.C20])^(2/3)" office:value-type="float" office:value="1.86649481127606" calcext:value-type="float">
            <text:p>1.8665</text:p>
          </table:table-cell>
          <table:table-cell table:formula="of:=-(2/3)*[.D20]^(3/2)-2*SQRT([.D20])+2*LN(1+SQRT([.D20]))" office:value-type="float" office:value="-2.70982619028304" calcext:value-type="float">
            <text:p>-2.7098</text:p>
          </table:table-cell>
          <table:table-cell table:formula="of:=1-1/[.D20]" office:value-type="float" office:value="0.464236389001085" calcext:value-type="float">
            <text:p>0.4642</text:p>
          </table:table-cell>
          <table:table-cell table:formula="of:=1/(SQRT(2)*([.F20]^2+1)^0.25)" office:value-type="float" office:value="0.67343375890349" calcext:value-type="float">
            <text:p>0.6734</text:p>
          </table:table-cell>
          <table:table-cell table:formula="of:=[.G20]-[.I20]" office:value-type="float" office:value="1.103264823742" calcext:value-type="float">
            <text:p>1.10326</text:p>
          </table:table-cell>
          <table:table-cell table:formula="of:=-[.G20]*(SQRT([.F20]^2+1)-[.F20])" office:value-type="float" office:value="-0.429831064838512" calcext:value-type="float">
            <text:p>-0.429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8" calcext:value-type="float">
            <text:p>-1.8</text:p>
          </table:table-cell>
          <table:table-cell table:formula="of:=(3/2)^(2/3)*ABS([.C21])^(2/3)" office:value-type="float" office:value="1.9389912210287" calcext:value-type="float">
            <text:p>1.9390</text:p>
          </table:table-cell>
          <table:table-cell table:formula="of:=-(2/3)*[.D21]^(3/2)-2*SQRT([.D21])+2*LN(1+SQRT([.D21]))" office:value-type="float" office:value="-2.84029513083414" calcext:value-type="float">
            <text:p>-2.8403</text:p>
          </table:table-cell>
          <table:table-cell table:formula="of:=1-1/[.D21]" office:value-type="float" office:value="0.484267907376358" calcext:value-type="float">
            <text:p>0.4843</text:p>
          </table:table-cell>
          <table:table-cell table:formula="of:=1/(SQRT(2)*([.F21]^2+1)^0.25)" office:value-type="float" office:value="0.67082752443584" calcext:value-type="float">
            <text:p>0.6708</text:p>
          </table:table-cell>
          <table:table-cell table:formula="of:=[.G21]-[.I21]" office:value-type="float" office:value="1.0913153520111" calcext:value-type="float">
            <text:p>1.09132</text:p>
          </table:table-cell>
          <table:table-cell table:formula="of:=-[.G21]*(SQRT([.F21]^2+1)-[.F21])" office:value-type="float" office:value="-0.420487827575261" calcext:value-type="float">
            <text:p>-0.42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.9" calcext:value-type="float">
            <text:p>-1.9</text:p>
          </table:table-cell>
          <table:table-cell table:formula="of:=(3/2)^(2/3)*ABS([.C22])^(2/3)" office:value-type="float" office:value="2.01015666707857" calcext:value-type="float">
            <text:p>2.0102</text:p>
          </table:table-cell>
          <table:table-cell table:formula="of:=-(2/3)*[.D22]^(3/2)-2*SQRT([.D22])+2*LN(1+SQRT([.D22]))" office:value-type="float" office:value="-2.96988385690833" calcext:value-type="float">
            <text:p>-2.9699</text:p>
          </table:table-cell>
          <table:table-cell table:formula="of:=1-1/[.D22]" office:value-type="float" office:value="0.502526337186775" calcext:value-type="float">
            <text:p>0.5025</text:p>
          </table:table-cell>
          <table:table-cell table:formula="of:=1/(SQRT(2)*([.F22]^2+1)^0.25)" office:value-type="float" office:value="0.668401986969295" calcext:value-type="float">
            <text:p>0.6684</text:p>
          </table:table-cell>
          <table:table-cell table:formula="of:=[.G22]-[.I22]" office:value-type="float" office:value="1.08056521778618" calcext:value-type="float">
            <text:p>1.08057</text:p>
          </table:table-cell>
          <table:table-cell table:formula="of:=-[.G22]*(SQRT([.F22]^2+1)-[.F22])" office:value-type="float" office:value="-0.41216323081689" calcext:value-type="float">
            <text:p>-0.41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" calcext:value-type="float">
            <text:p>-2.0</text:p>
          </table:table-cell>
          <table:table-cell table:formula="of:=(3/2)^(2/3)*ABS([.C23])^(2/3)" office:value-type="float" office:value="2.0800838230519" calcext:value-type="float">
            <text:p>2.0801</text:p>
          </table:table-cell>
          <table:table-cell table:formula="of:=-(2/3)*[.D23]^(3/2)-2*SQRT([.D23])+2*LN(1+SQRT([.D23]))" office:value-type="float" office:value="-3.09866000139558" calcext:value-type="float">
            <text:p>-3.0987</text:p>
          </table:table-cell>
          <table:table-cell table:formula="of:=1-1/[.D23]" office:value-type="float" office:value="0.519250143230864" calcext:value-type="float">
            <text:p>0.5193</text:p>
          </table:table-cell>
          <table:table-cell table:formula="of:=1/(SQRT(2)*([.F23]^2+1)^0.25)" office:value-type="float" office:value="0.666141518279405" calcext:value-type="float">
            <text:p>0.6661</text:p>
          </table:table-cell>
          <table:table-cell table:formula="of:=[.G23]-[.I23]" office:value-type="float" office:value="1.0708386971835" calcext:value-type="float">
            <text:p>1.07084</text:p>
          </table:table-cell>
          <table:table-cell table:formula="of:=-[.G23]*(SQRT([.F23]^2+1)-[.F23])" office:value-type="float" office:value="-0.40469717890409" calcext:value-type="float">
            <text:p>-0.404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1" calcext:value-type="float">
            <text:p>-2.1</text:p>
          </table:table-cell>
          <table:table-cell table:formula="of:=(3/2)^(2/3)*ABS([.C24])^(2/3)" office:value-type="float" office:value="2.14885462699701" calcext:value-type="float">
            <text:p>2.1489</text:p>
          </table:table-cell>
          <table:table-cell table:formula="of:=-(2/3)*[.D24]^(3/2)-2*SQRT([.D24])+2*LN(1+SQRT([.D24]))" office:value-type="float" office:value="-3.22668297669404" calcext:value-type="float">
            <text:p>-3.2267</text:p>
          </table:table-cell>
          <table:table-cell table:formula="of:=1-1/[.D24]" office:value-type="float" office:value="0.534635806705321" calcext:value-type="float">
            <text:p>0.5346</text:p>
          </table:table-cell>
          <table:table-cell table:formula="of:=1/(SQRT(2)*([.F24]^2+1)^0.25)" office:value-type="float" office:value="0.66403145731864" calcext:value-type="float">
            <text:p>0.6640</text:p>
          </table:table-cell>
          <table:table-cell table:formula="of:=[.G24]-[.I24]" office:value-type="float" office:value="1.06199283903302" calcext:value-type="float">
            <text:p>1.06199</text:p>
          </table:table-cell>
          <table:table-cell table:formula="of:=-[.G24]*(SQRT([.F24]^2+1)-[.F24])" office:value-type="float" office:value="-0.397961381714379" calcext:value-type="float">
            <text:p>-0.397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2" calcext:value-type="float">
            <text:p>-2.2</text:p>
          </table:table-cell>
          <table:table-cell table:formula="of:=(3/2)^(2/3)*ABS([.C25])^(2/3)" office:value-type="float" office:value="2.21654197450615" calcext:value-type="float">
            <text:p>2.2165</text:p>
          </table:table-cell>
          <table:table-cell table:formula="of:=-(2/3)*[.D25]^(3/2)-2*SQRT([.D25])+2*LN(1+SQRT([.D25]))" office:value-type="float" office:value="-3.35400531035564" calcext:value-type="float">
            <text:p>-3.3540</text:p>
          </table:table-cell>
          <table:table-cell table:formula="of:=1-1/[.D25]" office:value-type="float" office:value="0.548846802135204" calcext:value-type="float">
            <text:p>0.5488</text:p>
          </table:table-cell>
          <table:table-cell table:formula="of:=1/(SQRT(2)*([.F25]^2+1)^0.25)" office:value-type="float" office:value="0.662058324582797" calcext:value-type="float">
            <text:p>0.6621</text:p>
          </table:table-cell>
          <table:table-cell table:formula="of:=[.G25]-[.I25]" office:value-type="float" office:value="1.05391020173012" calcext:value-type="float">
            <text:p>1.05391</text:p>
          </table:table-cell>
          <table:table-cell table:formula="of:=-[.G25]*(SQRT([.F25]^2+1)-[.F25])" office:value-type="float" office:value="-0.391851877147319" calcext:value-type="float">
            <text:p>-0.391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3" calcext:value-type="float">
            <text:p>-2.3</text:p>
          </table:table-cell>
          <table:table-cell table:formula="of:=(3/2)^(2/3)*ABS([.C26])^(2/3)" office:value-type="float" office:value="2.28321108029392" calcext:value-type="float">
            <text:p>2.2832</text:p>
          </table:table-cell>
          <table:table-cell table:formula="of:=-(2/3)*[.D26]^(3/2)-2*SQRT([.D26])+2*LN(1+SQRT([.D26]))" office:value-type="float" office:value="-3.48067371370695" calcext:value-type="float">
            <text:p>-3.4807</text:p>
          </table:table-cell>
          <table:table-cell table:formula="of:=1-1/[.D26]" office:value-type="float" office:value="0.562020345542792" calcext:value-type="float">
            <text:p>0.5620</text:p>
          </table:table-cell>
          <table:table-cell table:formula="of:=1/(SQRT(2)*([.F26]^2+1)^0.25)" office:value-type="float" office:value="0.660209872187889" calcext:value-type="float">
            <text:p>0.6602</text:p>
          </table:table-cell>
          <table:table-cell table:formula="of:=[.G26]-[.I26]" office:value-type="float" office:value="1.04649342572104" calcext:value-type="float">
            <text:p>1.04649</text:p>
          </table:table-cell>
          <table:table-cell table:formula="of:=-[.G26]*(SQRT([.F26]^2+1)-[.F26])" office:value-type="float" office:value="-0.386283553533156" calcext:value-type="float">
            <text:p>-0.386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4" calcext:value-type="float">
            <text:p>-2.4</text:p>
          </table:table-cell>
          <table:table-cell table:formula="of:=(3/2)^(2/3)*ABS([.C27])^(2/3)" office:value-type="float" office:value="2.34892058470132" calcext:value-type="float">
            <text:p>2.3489</text:p>
          </table:table-cell>
          <table:table-cell table:formula="of:=-(2/3)*[.D27]^(3/2)-2*SQRT([.D27])+2*LN(1+SQRT([.D27]))" office:value-type="float" office:value="-3.60672994599552" calcext:value-type="float">
            <text:p>-3.6067</text:p>
          </table:table-cell>
          <table:table-cell table:formula="of:=1-1/[.D27]" office:value-type="float" office:value="0.574272537559137" calcext:value-type="float">
            <text:p>0.5743</text:p>
          </table:table-cell>
          <table:table-cell table:formula="of:=1/(SQRT(2)*([.F27]^2+1)^0.25)" office:value-type="float" office:value="0.658475047702301" calcext:value-type="float">
            <text:p>0.6585</text:p>
          </table:table-cell>
          <table:table-cell table:formula="of:=[.G27]-[.I27]" office:value-type="float" office:value="1.03966112683155" calcext:value-type="float">
            <text:p>1.03966</text:p>
          </table:table-cell>
          <table:table-cell table:formula="of:=-[.G27]*(SQRT([.F27]^2+1)-[.F27])" office:value-type="float" office:value="-0.38118607912925" calcext:value-type="float">
            <text:p>-0.38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  <table:table-cell table:formula="of:=(3/2)^(2/3)*ABS([.C28])^(2/3)" office:value-type="float" office:value="2.41372346151407" calcext:value-type="float">
            <text:p>2.4137</text:p>
          </table:table-cell>
          <table:table-cell table:formula="of:=-(2/3)*[.D28]^(3/2)-2*SQRT([.D28])+2*LN(1+SQRT([.D28]))" office:value-type="float" office:value="-3.73221151998578" calcext:value-type="float">
            <text:p>-3.7322</text:p>
          </table:table-cell>
          <table:table-cell table:formula="of:=1-1/[.D28]" office:value-type="float" office:value="0.585702332539485" calcext:value-type="float">
            <text:p>0.5857</text:p>
          </table:table-cell>
          <table:table-cell table:formula="of:=1/(SQRT(2)*([.F28]^2+1)^0.25)" office:value-type="float" office:value="0.656843915690721" calcext:value-type="float">
            <text:p>0.6568</text:p>
          </table:table-cell>
          <table:table-cell table:formula="of:=[.G28]-[.I28]" office:value-type="float" office:value="1.03334475276551" calcext:value-type="float">
            <text:p>1.03334</text:p>
          </table:table-cell>
          <table:table-cell table:formula="of:=-[.G28]*(SQRT([.F28]^2+1)-[.F28])" office:value-type="float" office:value="-0.376500837074791" calcext:value-type="float">
            <text:p>-0.376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7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19" number:min-integer-digits="1"/>
    </number:number-style>
    <number:number-style style:name="N122">
      <number:number number:decimal-places="2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39:51.436278119</meta:creation-date>
    <dc:date>2017-02-24T23:12:03.389467572</dc:date>
    <meta:editing-duration>PT19M54S</meta:editing-duration>
    <meta:editing-cycles>2</meta:editing-cycles>
    <meta:generator>LibreOffice/4.2.8.2$Linux_X86_64 LibreOffice_project/420m0$Build-2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72cm" svg:height="13.821cm" xlink:href=".." xlink:type="simple" chart:class="chart:scatter" chart:style-name="ch1">
        <chart:legend chart:legend-position="end" svg:x="11.81cm" svg:y="6.611cm" style:legend-expansion="high" chart:style-name="ch2"/>
        <chart:plot-area chart:style-name="ch3" table:cell-range-address="Sheet1.D2:Sheet1.E28" chart:data-source-has-labels="row" svg:x="0.269cm" svg:y="0.276cm" svg:width="11.272cm" svg:height="13.269cm">
          <chartooo:coordinate-region svg:x="1.658cm" svg:y="0.475cm" svg:width="9.365cm" svg:height="12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8" chart:label-cell-address="Sheet1.E2:Sheet1.E2" chart:class="chart:scatter">
            <chart:domain table:cell-range-address="Sheet1.D3:Sheet1.D28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t~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28</svg:desc>
                </draw:g>
              </table:table-cell>
              <table:table-cell office:value-type="float" office:value="0">
                <text:p>0</text:p>
                <draw:g>
                  <svg:desc>Sheet1.E3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2310808664309">
                <text:p>0.282310808664309</text:p>
              </table:table-cell>
              <table:table-cell office:value-type="float" office:value="-0.310386225857086">
                <text:p>-0.310386225857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140474655717">
                <text:p>0.448140474655717</text:p>
              </table:table-cell>
              <table:table-cell office:value-type="float" office:value="-0.513897864325897">
                <text:p>-0.51389786432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723014617533">
                <text:p>0.58723014617533</text:p>
              </table:table-cell>
              <table:table-cell office:value-type="float" office:value="-0.694834258059035">
                <text:p>-0.694834258059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1378660898013">
                <text:p>0.711378660898013</text:p>
              </table:table-cell>
              <table:table-cell office:value-type="float" office:value="-0.863606505487339">
                <text:p>-0.86360650548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5481812223657">
                <text:p>0.825481812223657</text:p>
              </table:table-cell>
              <table:table-cell office:value-type="float" office:value="-1.02442222019205">
                <text:p>-1.02442222019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2169751786158">
                <text:p>0.932169751786158</text:p>
              </table:table-cell>
              <table:table-cell office:value-type="float" office:value="-1.17949623920498">
                <text:p>-1.17949623920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06155414651">
                <text:p>1.03306155414651</text:p>
              </table:table-cell>
              <table:table-cell office:value-type="float" office:value="-1.3301688407343">
                <text:p>-1.3301688407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924323465723">
                <text:p>1.12924323465723</text:p>
              </table:table-cell>
              <table:table-cell office:value-type="float" office:value="-1.4773257017665">
                <text:p>-1.4773257017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148792746771">
                <text:p>1.22148792746771</text:p>
              </table:table-cell>
              <table:table-cell office:value-type="float" office:value="-1.62158897282758">
                <text:p>-1.62158897282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037069710445">
                <text:p>1.31037069710445</text:p>
              </table:table-cell>
              <table:table-cell office:value-type="float" office:value="-1.76341583860563">
                <text:p>-1.76341583860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633394582792">
                <text:p>1.39633394582792</text:p>
              </table:table-cell>
              <table:table-cell office:value-type="float" office:value="-1.90315411945523">
                <text:p>-1.90315411945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972724459828">
                <text:p>1.47972724459828</text:p>
              </table:table-cell>
              <table:table-cell office:value-type="float" office:value="-2.04107582782491">
                <text:p>-2.04107582782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083288857254">
                <text:p>1.56083288857254</text:p>
              </table:table-cell>
              <table:table-cell office:value-type="float" office:value="-2.17739851931595">
                <text:p>-2.17739851931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3988299780007">
                <text:p>1.63988299780007</text:p>
              </table:table-cell>
              <table:table-cell office:value-type="float" office:value="-2.31229946909467">
                <text:p>-2.31229946909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1707136383">
                <text:p>1.71707136383</text:p>
              </table:table-cell>
              <table:table-cell office:value-type="float" office:value="-2.44592542101696">
                <text:p>-2.44592542101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9256189862287">
                <text:p>1.79256189862287</text:p>
              </table:table-cell>
              <table:table-cell office:value-type="float" office:value="-2.57839949265766">
                <text:p>-2.57839949265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6649481127606">
                <text:p>1.86649481127606</text:p>
              </table:table-cell>
              <table:table-cell office:value-type="float" office:value="-2.70982619028304">
                <text:p>-2.70982619028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89912210287">
                <text:p>1.9389912210287</text:p>
              </table:table-cell>
              <table:table-cell office:value-type="float" office:value="-2.84029513083414">
                <text:p>-2.84029513083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015666707857">
                <text:p>2.01015666707857</text:p>
              </table:table-cell>
              <table:table-cell office:value-type="float" office:value="-2.96988385690833">
                <text:p>-2.96988385690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00838230519">
                <text:p>2.0800838230519</text:p>
              </table:table-cell>
              <table:table-cell office:value-type="float" office:value="-3.09866000139558">
                <text:p>-3.09866000139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4885462699701">
                <text:p>2.14885462699701</text:p>
              </table:table-cell>
              <table:table-cell office:value-type="float" office:value="-3.22668297669404">
                <text:p>-3.22668297669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654197450615">
                <text:p>2.21654197450615</text:p>
              </table:table-cell>
              <table:table-cell office:value-type="float" office:value="-3.35400531035564">
                <text:p>-3.35400531035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8321108029392">
                <text:p>2.28321108029392</text:p>
              </table:table-cell>
              <table:table-cell office:value-type="float" office:value="-3.48067371370695">
                <text:p>-3.48067371370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892058470132">
                <text:p>2.34892058470132</text:p>
              </table:table-cell>
              <table:table-cell office:value-type="float" office:value="-3.60672994599552">
                <text:p>-3.60672994599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1372346151407">
                <text:p>2.41372346151407</text:p>
              </table:table-cell>
              <table:table-cell office:value-type="float" office:value="-3.73221151998578">
                <text:p>-3.73221151998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